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dfd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fe7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dd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2" table:default-cell-style-name="ce5"/>
        <table:table-column table:style-name="co1" table:number-columns-repeated="2" table:default-cell-style-name="ce6"/>
        <table:table-column table:style-name="co1" table:number-columns-repeated="2" table:default-cell-style-name="ce5"/>
        <table:table-column table:style-name="co1" table:number-columns-repeated="2" table:default-cell-style-name="ce4"/>
        <table:table-column table:style-name="co1" table:number-columns-repeated="6" table:default-cell-style-name="ce5"/>
        <table:table-column table:style-name="co1" table:default-cell-style-name="ce4"/>
        <table:table-column table:style-name="co1" table:number-columns-repeated="3" table:default-cell-style-name="ce5"/>
        <table:table-row table:style-name="ro1">
          <table:table-cell table:style-name="ce1" office:value-type="string">
            <text:p>Home \ Away<text:a xlink:href="http://en.wikipedia.org/wiki/EPL_2011-2012#endnote_Home_.5C_Away.5E">[1]</text:a></text:p>
          </table:table-cell>
          <table:table-cell table:style-name="ce1" office:value-type="string">
            <text:p><text:a xlink:href="http://en.wikipedia.org/wiki/Arsenal_F.C.">ARS</text:a></text:p>
          </table:table-cell>
          <table:table-cell table:style-name="ce1" office:value-type="string">
            <text:p><text:a xlink:href="http://en.wikipedia.org/wiki/Aston_Villa_F.C.">AST</text:a></text:p>
          </table:table-cell>
          <table:table-cell table:style-name="ce1" office:value-type="string">
            <text:p><text:a xlink:href="http://en.wikipedia.org/wiki/Blackburn_Rovers_F.C.">BLB</text:a></text:p>
          </table:table-cell>
          <table:table-cell table:style-name="ce1" office:value-type="string">
            <text:p><text:a xlink:href="http://en.wikipedia.org/wiki/Bolton_Wanderers_F.C.">BOL</text:a></text:p>
          </table:table-cell>
          <table:table-cell table:style-name="ce1" office:value-type="string">
            <text:p><text:a xlink:href="http://en.wikipedia.org/wiki/Chelsea_F.C.">CHE</text:a></text:p>
          </table:table-cell>
          <table:table-cell table:style-name="ce1" office:value-type="string">
            <text:p><text:a xlink:href="http://en.wikipedia.org/wiki/Everton_F.C.">EVE</text:a></text:p>
          </table:table-cell>
          <table:table-cell table:style-name="ce1" office:value-type="string">
            <text:p><text:a xlink:href="http://en.wikipedia.org/wiki/Fulham_F.C.">FUL</text:a></text:p>
          </table:table-cell>
          <table:table-cell table:style-name="ce1" office:value-type="string">
            <text:p><text:a xlink:href="http://en.wikipedia.org/wiki/Liverpool_F.C.">LIV</text:a></text:p>
          </table:table-cell>
          <table:table-cell table:style-name="ce1" office:value-type="string">
            <text:p><text:a xlink:href="http://en.wikipedia.org/wiki/Manchester_City_F.C.">MNC</text:a></text:p>
          </table:table-cell>
          <table:table-cell table:style-name="ce1" office:value-type="string">
            <text:p><text:a xlink:href="http://en.wikipedia.org/wiki/Manchester_United_F.C.">MNU</text:a></text:p>
          </table:table-cell>
          <table:table-cell table:style-name="ce1" office:value-type="string">
            <text:p><text:a xlink:href="http://en.wikipedia.org/wiki/Newcastle_United_F.C.">NEW</text:a></text:p>
          </table:table-cell>
          <table:table-cell table:style-name="ce1" office:value-type="string">
            <text:p><text:a xlink:href="http://en.wikipedia.org/wiki/Norwich_City_F.C.">NOR</text:a></text:p>
          </table:table-cell>
          <table:table-cell table:style-name="ce1" office:value-type="string">
            <text:p><text:a xlink:href="http://en.wikipedia.org/wiki/Queens_Park_Rangers_F.C.">QPR</text:a></text:p>
          </table:table-cell>
          <table:table-cell table:style-name="ce1" office:value-type="string">
            <text:p><text:a xlink:href="http://en.wikipedia.org/wiki/Stoke_City_F.C.">STO</text:a></text:p>
          </table:table-cell>
          <table:table-cell table:style-name="ce1" office:value-type="string">
            <text:p><text:a xlink:href="http://en.wikipedia.org/wiki/Sunderland_A.F.C.">SUN</text:a></text:p>
          </table:table-cell>
          <table:table-cell table:style-name="ce1" office:value-type="string">
            <text:p><text:a xlink:href="http://en.wikipedia.org/wiki/Swansea_City_A.F.C.">SWA</text:a></text:p>
          </table:table-cell>
          <table:table-cell table:style-name="ce1" office:value-type="string">
            <text:p><text:a xlink:href="http://en.wikipedia.org/wiki/Tottenham_Hotspur_F.C.">TOT</text:a></text:p>
          </table:table-cell>
          <table:table-cell table:style-name="ce1" office:value-type="string">
            <text:p><text:a xlink:href="http://en.wikipedia.org/wiki/West_Bromwich_Albion_F.C.">WBA</text:a></text:p>
          </table:table-cell>
          <table:table-cell table:style-name="ce1" office:value-type="string">
            <text:p><text:a xlink:href="http://en.wikipedia.org/wiki/Wigan_Athletic_F.C.">WIG</text:a></text:p>
          </table:table-cell>
          <table:table-cell table:style-name="ce1" office:value-type="string">
            <text:p><text:a xlink:href="http://en.wikipedia.org/wiki/Wolverhampton_Wanderers_F.C.">WOL</text:a></text:p>
          </table:table-cell>
        </table:table-row>
        <table:table-row table:style-name="ro2">
          <table:table-cell office:value-type="string">
            <text:p><text:a xlink:href="http://en.wikipedia.org/wiki/Arsenal_F.C.">Arsenal</text:a></text:p>
          </table:table-cell>
          <table:table-cell table:style-name="ce3"/>
          <table:table-cell table:style-name="ce5" office:value-type="string">
            <text:p>3–0</text:p>
          </table:table-cell>
          <table:table-cell office:value-type="string">
            <text:p>7–1</text:p>
          </table:table-cell>
          <table:table-cell office:value-type="string">
            <text:p>3–0</text:p>
          </table:table-cell>
          <table:table-cell office:value-type="string">
            <text:p><text:a xlink:href="http://en.wikipedia.org/wiki/Arsenal_F.C.–Chelsea_F.C._rivalry">0–0</text:a></text:p>
          </table:table-cell>
          <table:table-cell table:style-name="ce5" office:value-type="string">
            <text:p>1–0</text:p>
          </table:table-cell>
          <table:table-cell table:style-name="ce6" office:value-type="string">
            <text:p>1–1</text:p>
          </table:table-cell>
          <table:table-cell table:style-name="ce4" office:value-type="string">
            <text:p>0–2</text:p>
          </table:table-cell>
          <table:table-cell table:style-name="ce5" office:value-type="string">
            <text:p>1–0</text:p>
          </table:table-cell>
          <table:table-cell office:value-type="string">
            <text:p><text:a xlink:href="http://en.wikipedia.org/wiki/Arsenal_F.C.–Manchester_United_F.C._rivalry">1–2</text:a></text:p>
          </table:table-cell>
          <table:table-cell office:value-type="string">
            <text:p>2–1</text:p>
          </table:table-cell>
          <table:table-cell table:style-name="ce6" office:value-type="string">
            <text:p>3–3</text:p>
          </table:table-cell>
          <table:table-cell office:value-type="string">
            <text:p>1–0</text:p>
          </table:table-cell>
          <table:table-cell office:value-type="string">
            <text:p>3–1</text:p>
          </table:table-cell>
          <table:table-cell office:value-type="string">
            <text:p>2–1</text:p>
          </table:table-cell>
          <table:table-cell office:value-type="string">
            <text:p>1–0</text:p>
          </table:table-cell>
          <table:table-cell table:style-name="ce5" office:value-type="string">
            <text:p><text:a xlink:href="http://en.wikipedia.org/wiki/North_London_derby">5–2</text:a></text:p>
          </table:table-cell>
          <table:table-cell office:value-type="string">
            <text:p>3–0</text:p>
          </table:table-cell>
          <table:table-cell table:style-name="ce4" office:value-type="string">
            <text:p>1–2</text:p>
          </table:table-cell>
          <table:table-cell table:style-name="ce6" office:value-type="string">
            <text:p>1–1</text:p>
          </table:table-cell>
        </table:table-row>
        <table:table-row table:style-name="ro2">
          <table:table-cell office:value-type="string">
            <text:p><text:a xlink:href="http://en.wikipedia.org/wiki/Aston_Villa_F.C.">Aston Villa</text:a></text:p>
          </table:table-cell>
          <table:table-cell office:value-type="string">
            <text:p>1–2</text:p>
          </table:table-cell>
          <table:table-cell table:style-name="ce3"/>
          <table:table-cell office:value-type="string">
            <text:p>3–1</text:p>
          </table:table-cell>
          <table:table-cell table:style-name="ce4" office:value-type="string">
            <text:p>1–2</text:p>
          </table:table-cell>
          <table:table-cell table:style-name="ce4" office:value-type="string">
            <text:p>2–4</text:p>
          </table:table-cell>
          <table:table-cell office:value-type="string">
            <text:p>1–1</text:p>
          </table:table-cell>
          <table:table-cell office:value-type="string">
            <text:p>1–0</text:p>
          </table:table-cell>
          <table:table-cell table:style-name="ce4" office:value-type="string">
            <text:p>0–2</text:p>
          </table:table-cell>
          <table:table-cell table:number-columns-repeated="2" office:value-type="string">
            <text:p>0–1</text:p>
          </table:table-cell>
          <table:table-cell table:style-name="ce6" office:value-type="string">
            <text:p>1–1</text:p>
          </table:table-cell>
          <table:table-cell office:value-type="string">
            <text:p>3–2</text:p>
          </table:table-cell>
          <table:table-cell table:style-name="ce6" office:value-type="string">
            <text:p>2–2</text:p>
          </table:table-cell>
          <table:table-cell table:style-name="ce6" office:value-type="string">
            <text:p>1–1</text:p>
          </table:table-cell>
          <table:table-cell table:style-name="ce6" office:value-type="string">
            <text:p>0–0</text:p>
          </table:table-cell>
          <table:table-cell table:style-name="ce4" office:value-type="string">
            <text:p>0–2</text:p>
          </table:table-cell>
          <table:table-cell table:style-name="ce6" office:value-type="string">
            <text:p>1–1</text:p>
          </table:table-cell>
          <table:table-cell table:style-name="ce4" office:value-type="string">
            <text:p>1–2</text:p>
          </table:table-cell>
          <table:table-cell office:value-type="string">
            <text:p>2–0</text:p>
          </table:table-cell>
          <table:table-cell table:style-name="ce6" office:value-type="string">
            <text:p>0–0</text:p>
          </table:table-cell>
        </table:table-row>
        <table:table-row table:style-name="ro2">
          <table:table-cell office:value-type="string">
            <text:p><text:a xlink:href="http://en.wikipedia.org/wiki/Blackburn_Rovers_F.C.">Blackburn Rovers</text:a></text:p>
          </table:table-cell>
          <table:table-cell table:style-name="ce5" office:value-type="string">
            <text:p>4–3</text:p>
          </table:table-cell>
          <table:table-cell office:value-type="string">
            <text:p>1–1</text:p>
          </table:table-cell>
          <table:table-cell table:style-name="ce3"/>
          <table:table-cell table:style-name="ce4" office:value-type="string">
            <text:p>1–2</text:p>
          </table:table-cell>
          <table:table-cell table:number-columns-repeated="2" table:style-name="ce4" office:value-type="string">
            <text:p>0–1</text:p>
          </table:table-cell>
          <table:table-cell office:value-type="string">
            <text:p>3–1</text:p>
          </table:table-cell>
          <table:table-cell table:style-name="ce4" office:value-type="string">
            <text:p>2–3</text:p>
          </table:table-cell>
          <table:table-cell office:value-type="string">
            <text:p>0–4</text:p>
          </table:table-cell>
          <table:table-cell office:value-type="string">
            <text:p>0–2</text:p>
          </table:table-cell>
          <table:table-cell table:style-name="ce4" office:value-type="string">
            <text:p>0–2</text:p>
          </table:table-cell>
          <table:table-cell office:value-type="string">
            <text:p>2–0</text:p>
          </table:table-cell>
          <table:table-cell office:value-type="string">
            <text:p>3–2</text:p>
          </table:table-cell>
          <table:table-cell table:style-name="ce4" office:value-type="string">
            <text:p>1–2</text:p>
          </table:table-cell>
          <table:table-cell office:value-type="string">
            <text:p>2–0</text:p>
          </table:table-cell>
          <table:table-cell office:value-type="string">
            <text:p>4–2</text:p>
          </table:table-cell>
          <table:table-cell office:value-type="string">
            <text:p>1–2</text:p>
          </table:table-cell>
          <table:table-cell table:style-name="ce4" office:value-type="string">
            <text:p>1–2</text:p>
          </table:table-cell>
          <table:table-cell table:style-name="ce4" office:value-type="string">
            <text:p>0–1</text:p>
          </table:table-cell>
          <table:table-cell table:style-name="ce4" office:value-type="string">
            <text:p>1–2</text:p>
          </table:table-cell>
        </table:table-row>
        <table:table-row table:style-name="ro2">
          <table:table-cell office:value-type="string">
            <text:p><text:a xlink:href="http://en.wikipedia.org/wiki/Bolton_Wanderers_F.C.">Bolton Wanderers</text:a></text:p>
          </table:table-cell>
          <table:table-cell table:style-name="ce6" office:value-type="string">
            <text:p>0–0</text:p>
          </table:table-cell>
          <table:table-cell table:style-name="ce4" office:value-type="string">
            <text:p>1–2</text:p>
          </table:table-cell>
          <table:table-cell office:value-type="string">
            <text:p>2–1</text:p>
          </table:table-cell>
          <table:table-cell table:style-name="ce3"/>
          <table:table-cell table:style-name="ce4" office:value-type="string">
            <text:p>1–5</text:p>
          </table:table-cell>
          <table:table-cell table:style-name="ce4" office:value-type="string">
            <text:p>0–2</text:p>
          </table:table-cell>
          <table:table-cell table:style-name="ce4" office:value-type="string">
            <text:p>0–3</text:p>
          </table:table-cell>
          <table:table-cell office:value-type="string">
            <text:p>3–1</text:p>
          </table:table-cell>
          <table:table-cell office:value-type="string">
            <text:p>2–3</text:p>
          </table:table-cell>
          <table:table-cell office:value-type="string">
            <text:p>0–5</text:p>
          </table:table-cell>
          <table:table-cell table:style-name="ce4" office:value-type="string">
            <text:p>0–2</text:p>
          </table:table-cell>
          <table:table-cell table:style-name="ce4" office:value-type="string">
            <text:p>1–2</text:p>
          </table:table-cell>
          <table:table-cell office:value-type="string">
            <text:p>2–1</text:p>
          </table:table-cell>
          <table:table-cell office:value-type="string">
            <text:p>5–0</text:p>
          </table:table-cell>
          <table:table-cell table:style-name="ce4" office:value-type="string">
            <text:p>0–2</text:p>
          </table:table-cell>
          <table:table-cell table:style-name="ce6" office:value-type="string">
            <text:p>1–1</text:p>
          </table:table-cell>
          <table:table-cell office:value-type="string">
            <text:p>1–4</text:p>
          </table:table-cell>
          <table:table-cell table:style-name="ce6" office:value-type="string">
            <text:p>2–2</text:p>
          </table:table-cell>
          <table:table-cell table:style-name="ce4" office:value-type="string">
            <text:p>1–2</text:p>
          </table:table-cell>
          <table:table-cell table:style-name="ce6" office:value-type="string">
            <text:p>1–1</text:p>
          </table:table-cell>
        </table:table-row>
        <table:table-row table:style-name="ro2">
          <table:table-cell office:value-type="string">
            <text:p><text:a xlink:href="http://en.wikipedia.org/wiki/Chelsea_F.C.">Chelsea</text:a></text:p>
          </table:table-cell>
          <table:table-cell office:value-type="string">
            <text:p><text:a xlink:href="http://en.wikipedia.org/wiki/Arsenal_F.C.–Chelsea_F.C._rivalry">3–5</text:a></text:p>
          </table:table-cell>
          <table:table-cell table:style-name="ce4" office:value-type="string">
            <text:p>1–3</text:p>
          </table:table-cell>
          <table:table-cell office:value-type="string">
            <text:p>2–1</text:p>
          </table:table-cell>
          <table:table-cell office:value-type="string">
            <text:p>3–0</text:p>
          </table:table-cell>
          <table:table-cell table:style-name="ce3"/>
          <table:table-cell table:style-name="ce5" office:value-type="string">
            <text:p>3–1</text:p>
          </table:table-cell>
          <table:table-cell table:style-name="ce6" office:value-type="string">
            <text:p><text:a xlink:href="http://en.wikipedia.org/wiki/West_London_derby">1–1</text:a></text:p>
          </table:table-cell>
          <table:table-cell table:style-name="ce4" office:value-type="string">
            <text:p>1–2</text:p>
          </table:table-cell>
          <table:table-cell table:style-name="ce5" office:value-type="string">
            <text:p>2–1</text:p>
          </table:table-cell>
          <table:table-cell table:style-name="ce6" office:value-type="string">
            <text:p>3–3</text:p>
          </table:table-cell>
          <table:table-cell table:style-name="ce4" office:value-type="string">
            <text:p>0–2</text:p>
          </table:table-cell>
          <table:table-cell office:value-type="string">
            <text:p>3–1</text:p>
          </table:table-cell>
          <table:table-cell office:value-type="string">
            <text:p><text:a xlink:href="http://en.wikipedia.org/wiki/West_London_derby">6–1</text:a></text:p>
          </table:table-cell>
          <table:table-cell table:number-columns-repeated="2" office:value-type="string">
            <text:p>1–0</text:p>
          </table:table-cell>
          <table:table-cell office:value-type="string">
            <text:p>4–1</text:p>
          </table:table-cell>
          <table:table-cell table:style-name="ce6" office:value-type="string">
            <text:p>0–0</text:p>
          </table:table-cell>
          <table:table-cell table:number-columns-repeated="2" office:value-type="string">
            <text:p>2–1</text:p>
          </table:table-cell>
          <table:table-cell office:value-type="string">
            <text:p>3–0</text:p>
          </table:table-cell>
        </table:table-row>
        <table:table-row table:style-name="ro2">
          <table:table-cell office:value-type="string">
            <text:p><text:a xlink:href="http://en.wikipedia.org/wiki/Everton_F.C.">Everton</text:a></text:p>
          </table:table-cell>
          <table:table-cell office:value-type="string">
            <text:p>0–1</text:p>
          </table:table-cell>
          <table:table-cell office:value-type="string">
            <text:p>2–2</text:p>
          </table:table-cell>
          <table:table-cell table:style-name="ce6" office:value-type="string">
            <text:p>1–1</text:p>
          </table:table-cell>
          <table:table-cell table:style-name="ce4" office:value-type="string">
            <text:p>1–2</text:p>
          </table:table-cell>
          <table:table-cell table:style-name="ce5" office:value-type="string">
            <text:p>2–0</text:p>
          </table:table-cell>
          <table:table-cell table:style-name="ce3"/>
          <table:table-cell office:value-type="string">
            <text:p>4–0</text:p>
          </table:table-cell>
          <table:table-cell table:style-name="ce4" office:value-type="string">
            <text:p><text:a xlink:href="http://en.wikipedia.org/wiki/Merseyside_derby">0–2</text:a></text:p>
          </table:table-cell>
          <table:table-cell table:style-name="ce5" office:value-type="string">
            <text:p>1–0</text:p>
          </table:table-cell>
          <table:table-cell office:value-type="string">
            <text:p>0–1</text:p>
          </table:table-cell>
          <table:table-cell office:value-type="string">
            <text:p>3–1</text:p>
          </table:table-cell>
          <table:table-cell table:style-name="ce6" office:value-type="string">
            <text:p>1–1</text:p>
          </table:table-cell>
          <table:table-cell table:number-columns-repeated="2" table:style-name="ce4" office:value-type="string">
            <text:p>0–1</text:p>
          </table:table-cell>
          <table:table-cell office:value-type="string">
            <text:p>4–0</text:p>
          </table:table-cell>
          <table:table-cell office:value-type="string">
            <text:p>1–0</text:p>
          </table:table-cell>
          <table:table-cell table:style-name="ce5" office:value-type="string">
            <text:p>1–0</text:p>
          </table:table-cell>
          <table:table-cell office:value-type="string">
            <text:p>2–0</text:p>
          </table:table-cell>
          <table:table-cell office:value-type="string">
            <text:p>3–1</text:p>
          </table:table-cell>
          <table:table-cell office:value-type="string">
            <text:p>2–1</text:p>
          </table:table-cell>
        </table:table-row>
        <table:table-row table:style-name="ro2">
          <table:table-cell office:value-type="string">
            <text:p><text:a xlink:href="http://en.wikipedia.org/wiki/Fulham_F.C.">Fulham</text:a></text:p>
          </table:table-cell>
          <table:table-cell table:style-name="ce5" office:value-type="string">
            <text:p>2–1</text:p>
          </table:table-cell>
          <table:table-cell office:value-type="string">
            <text:p>0–0</text:p>
          </table:table-cell>
          <table:table-cell table:style-name="ce6" office:value-type="string">
            <text:p>1–1</text:p>
          </table:table-cell>
          <table:table-cell office:value-type="string">
            <text:p>2–0</text:p>
          </table:table-cell>
          <table:table-cell office:value-type="string">
            <text:p><text:a xlink:href="http://en.wikipedia.org/wiki/West_London_derby">1–1</text:a></text:p>
          </table:table-cell>
          <table:table-cell table:style-name="ce4" office:value-type="string">
            <text:p>1–3</text:p>
          </table:table-cell>
          <table:table-cell table:style-name="ce3"/>
          <table:table-cell office:value-type="string">
            <text:p>1–0</text:p>
          </table:table-cell>
          <table:table-cell table:style-name="ce6" office:value-type="string">
            <text:p>2–2</text:p>
          </table:table-cell>
          <table:table-cell office:value-type="string">
            <text:p>0–5</text:p>
          </table:table-cell>
          <table:table-cell office:value-type="string">
            <text:p>5–2</text:p>
          </table:table-cell>
          <table:table-cell office:value-type="string">
            <text:p>2–1</text:p>
          </table:table-cell>
          <table:table-cell office:value-type="string">
            <text:p><text:a xlink:href="http://en.wikipedia.org/wiki/West_London_derby">6–0</text:a></text:p>
          </table:table-cell>
          <table:table-cell table:number-columns-repeated="2" office:value-type="string">
            <text:p>2–1</text:p>
          </table:table-cell>
          <table:table-cell table:style-name="ce4" office:value-type="string">
            <text:p>0–3</text:p>
          </table:table-cell>
          <table:table-cell office:value-type="string">
            <text:p>1–3</text:p>
          </table:table-cell>
          <table:table-cell table:style-name="ce6" office:value-type="string">
            <text:p>1–1</text:p>
          </table:table-cell>
          <table:table-cell office:value-type="string">
            <text:p>2–1</text:p>
          </table:table-cell>
          <table:table-cell office:value-type="string">
            <text:p>5–0</text:p>
          </table:table-cell>
        </table:table-row>
        <table:table-row table:style-name="ro2">
          <table:table-cell office:value-type="string">
            <text:p><text:a xlink:href="http://en.wikipedia.org/wiki/Liverpool_F.C.">Liverpool</text:a></text:p>
          </table:table-cell>
          <table:table-cell office:value-type="string">
            <text:p>1–2</text:p>
          </table:table-cell>
          <table:table-cell office:value-type="string">
            <text:p>1–1</text:p>
          </table:table-cell>
          <table:table-cell table:style-name="ce6" office:value-type="string">
            <text:p>1–1</text:p>
          </table:table-cell>
          <table:table-cell office:value-type="string">
            <text:p>3–1</text:p>
          </table:table-cell>
          <table:table-cell table:style-name="ce5" office:value-type="string">
            <text:p>4–1</text:p>
          </table:table-cell>
          <table:table-cell table:style-name="ce5" office:value-type="string">
            <text:p><text:a xlink:href="http://en.wikipedia.org/wiki/Merseyside_derby">3–0</text:a></text:p>
          </table:table-cell>
          <table:table-cell table:style-name="ce4" office:value-type="string">
            <text:p>0–1</text:p>
          </table:table-cell>
          <table:table-cell table:style-name="ce3"/>
          <table:table-cell table:style-name="ce6" office:value-type="string">
            <text:p>1–1</text:p>
          </table:table-cell>
          <table:table-cell table:style-name="ce6" office:value-type="string">
            <text:p><text:a xlink:href="http://en.wikipedia.org/wiki/Liverpool_F.C.–Manchester_United_F.C._rivalry">1–1</text:a></text:p>
          </table:table-cell>
          <table:table-cell office:value-type="string">
            <text:p>3–1</text:p>
          </table:table-cell>
          <table:table-cell table:style-name="ce6" office:value-type="string">
            <text:p>1–1</text:p>
          </table:table-cell>
          <table:table-cell office:value-type="string">
            <text:p>1–0</text:p>
          </table:table-cell>
          <table:table-cell table:style-name="ce6" office:value-type="string">
            <text:p>0–0</text:p>
          </table:table-cell>
          <table:table-cell table:style-name="ce6" office:value-type="string">
            <text:p>1–1</text:p>
          </table:table-cell>
          <table:table-cell table:number-columns-repeated="2" table:style-name="ce6" office:value-type="string">
            <text:p>0–0</text:p>
          </table:table-cell>
          <table:table-cell table:style-name="ce4" office:value-type="string">
            <text:p>0–1</text:p>
          </table:table-cell>
          <table:table-cell table:style-name="ce4" office:value-type="string">
            <text:p>1–2</text:p>
          </table:table-cell>
          <table:table-cell office:value-type="string">
            <text:p>2–1</text:p>
          </table:table-cell>
        </table:table-row>
        <table:table-row table:style-name="ro2">
          <table:table-cell office:value-type="string">
            <text:p><text:a xlink:href="http://en.wikipedia.org/wiki/Manchester_City_F.C.">Manchester City</text:a></text:p>
          </table:table-cell>
          <table:table-cell table:style-name="ce5" office:value-type="string">
            <text:p>1–0</text:p>
          </table:table-cell>
          <table:table-cell table:style-name="ce5" office:value-type="string">
            <text:p>4–1</text:p>
          </table:table-cell>
          <table:table-cell office:value-type="string">
            <text:p>3–0</text:p>
          </table:table-cell>
          <table:table-cell office:value-type="string">
            <text:p>2–0</text:p>
          </table:table-cell>
          <table:table-cell table:style-name="ce5" office:value-type="string">
            <text:p>2–1</text:p>
          </table:table-cell>
          <table:table-cell table:style-name="ce5" office:value-type="string">
            <text:p>2–0</text:p>
          </table:table-cell>
          <table:table-cell table:number-columns-repeated="2" office:value-type="string">
            <text:p>3–0</text:p>
          </table:table-cell>
          <table:table-cell table:style-name="ce3" office:value-type="string">
            <text:p/>
          </table:table-cell>
          <table:table-cell table:style-name="ce5" office:value-type="string">
            <text:p><text:a xlink:href="http://en.wikipedia.org/wiki/Manchester_derby">1–0</text:a></text:p>
          </table:table-cell>
          <table:table-cell office:value-type="string">
            <text:p>3–1</text:p>
          </table:table-cell>
          <table:table-cell office:value-type="string">
            <text:p>5–1</text:p>
          </table:table-cell>
          <table:table-cell office:value-type="string">
            <text:p>3–2</text:p>
          </table:table-cell>
          <table:table-cell office:value-type="string">
            <text:p>3–0</text:p>
          </table:table-cell>
          <table:table-cell table:style-name="ce6" office:value-type="string">
            <text:p>3–3</text:p>
          </table:table-cell>
          <table:table-cell office:value-type="string">
            <text:p>4–0</text:p>
          </table:table-cell>
          <table:table-cell table:style-name="ce5" office:value-type="string">
            <text:p>3–2</text:p>
          </table:table-cell>
          <table:table-cell office:value-type="string">
            <text:p>4–0</text:p>
          </table:table-cell>
          <table:table-cell office:value-type="string">
            <text:p>3–0</text:p>
          </table:table-cell>
          <table:table-cell office:value-type="string">
            <text:p>3–1</text:p>
          </table:table-cell>
        </table:table-row>
        <table:table-row table:style-name="ro2">
          <table:table-cell office:value-type="string">
            <text:p><text:a xlink:href="http://en.wikipedia.org/wiki/Manchester_United_F.C.">Manchester United</text:a></text:p>
          </table:table-cell>
          <table:table-cell table:style-name="ce5" office:value-type="string">
            <text:p><text:a xlink:href="http://en.wikipedia.org/wiki/Arsenal_F.C.–Manchester_United_F.C._rivalry">8–2</text:a></text:p>
          </table:table-cell>
          <table:table-cell table:style-name="ce5" office:value-type="string">
            <text:p>4–0</text:p>
          </table:table-cell>
          <table:table-cell table:style-name="ce4" office:value-type="string">
            <text:p>2–3</text:p>
          </table:table-cell>
          <table:table-cell office:value-type="string">
            <text:p>3–0</text:p>
          </table:table-cell>
          <table:table-cell table:style-name="ce5" office:value-type="string">
            <text:p>3–1</text:p>
          </table:table-cell>
          <table:table-cell office:value-type="string">
            <text:p>4–4</text:p>
          </table:table-cell>
          <table:table-cell office:value-type="string">
            <text:p>1–0</text:p>
          </table:table-cell>
          <table:table-cell office:value-type="string">
            <text:p><text:a xlink:href="http://en.wikipedia.org/wiki/Liverpool_F.C.–Manchester_United_F.C._rivalry">2–1</text:a></text:p>
          </table:table-cell>
          <table:table-cell office:value-type="string">
            <text:p><text:a xlink:href="http://en.wikipedia.org/wiki/Manchester_derby">1–6</text:a></text:p>
          </table:table-cell>
          <table:table-cell table:style-name="ce3"/>
          <table:table-cell table:style-name="ce6" office:value-type="string">
            <text:p>1–1</text:p>
          </table:table-cell>
          <table:table-cell table:number-columns-repeated="3" office:value-type="string">
            <text:p>2–0</text:p>
          </table:table-cell>
          <table:table-cell office:value-type="string">
            <text:p>1–0</text:p>
          </table:table-cell>
          <table:table-cell office:value-type="string">
            <text:p>2–0</text:p>
          </table:table-cell>
          <table:table-cell table:style-name="ce5" office:value-type="string">
            <text:p>3–0</text:p>
          </table:table-cell>
          <table:table-cell office:value-type="string">
            <text:p>2–0</text:p>
          </table:table-cell>
          <table:table-cell office:value-type="string">
            <text:p>5–0</text:p>
          </table:table-cell>
          <table:table-cell office:value-type="string">
            <text:p>4–1</text:p>
          </table:table-cell>
        </table:table-row>
        <table:table-row table:style-name="ro2">
          <table:table-cell office:value-type="string">
            <text:p><text:a xlink:href="http://en.wikipedia.org/wiki/Newcastle_United_F.C.">Newcastle United</text:a></text:p>
          </table:table-cell>
          <table:table-cell table:style-name="ce6" office:value-type="string">
            <text:p>0–0</text:p>
          </table:table-cell>
          <table:table-cell table:style-name="ce5" office:value-type="string">
            <text:p>2–1</text:p>
          </table:table-cell>
          <table:table-cell office:value-type="string">
            <text:p>3–1</text:p>
          </table:table-cell>
          <table:table-cell office:value-type="string">
            <text:p>2–0</text:p>
          </table:table-cell>
          <table:table-cell table:style-name="ce4" office:value-type="string">
            <text:p>0–3</text:p>
          </table:table-cell>
          <table:table-cell table:style-name="ce5" office:value-type="string">
            <text:p>2–1</text:p>
          </table:table-cell>
          <table:table-cell office:value-type="string">
            <text:p>2–1</text:p>
          </table:table-cell>
          <table:table-cell office:value-type="string">
            <text:p>2–0</text:p>
          </table:table-cell>
          <table:table-cell office:value-type="string">
            <text:p>0–2</text:p>
          </table:table-cell>
          <table:table-cell table:style-name="ce5" office:value-type="string">
            <text:p>3–0</text:p>
          </table:table-cell>
          <table:table-cell table:style-name="ce3"/>
          <table:table-cell table:number-columns-repeated="2" office:value-type="string">
            <text:p>1–0</text:p>
          </table:table-cell>
          <table:table-cell office:value-type="string">
            <text:p>3–0</text:p>
          </table:table-cell>
          <table:table-cell table:style-name="ce6" office:value-type="string">
            <text:p><text:a xlink:href="http://en.wikipedia.org/wiki/Tyne–Wear_derby">1–1</text:a></text:p>
          </table:table-cell>
          <table:table-cell table:style-name="ce6" office:value-type="string">
            <text:p>0–0</text:p>
          </table:table-cell>
          <table:table-cell table:style-name="ce6" office:value-type="string">
            <text:p>2–2</text:p>
          </table:table-cell>
          <table:table-cell table:style-name="ce4" office:value-type="string">
            <text:p>2–3</text:p>
          </table:table-cell>
          <table:table-cell office:value-type="string">
            <text:p>1–0</text:p>
          </table:table-cell>
          <table:table-cell table:style-name="ce6" office:value-type="string">
            <text:p>2–2</text:p>
          </table:table-cell>
        </table:table-row>
        <table:table-row table:style-name="ro2">
          <table:table-cell office:value-type="string">
            <text:p><text:a xlink:href="http://en.wikipedia.org/wiki/Norwich_City_F.C.">Norwich City</text:a></text:p>
          </table:table-cell>
          <table:table-cell office:value-type="string">
            <text:p>1–2</text:p>
          </table:table-cell>
          <table:table-cell table:style-name="ce5" office:value-type="string">
            <text:p>2–0</text:p>
          </table:table-cell>
          <table:table-cell table:style-name="ce6" office:value-type="string">
            <text:p>3–3</text:p>
          </table:table-cell>
          <table:table-cell office:value-type="string">
            <text:p>2–0</text:p>
          </table:table-cell>
          <table:table-cell office:value-type="string">
            <text:p>0–0</text:p>
          </table:table-cell>
          <table:table-cell office:value-type="string">
            <text:p>2–2</text:p>
          </table:table-cell>
          <table:table-cell table:style-name="ce6" office:value-type="string">
            <text:p>1–1</text:p>
          </table:table-cell>
          <table:table-cell table:style-name="ce4" office:value-type="string">
            <text:p>0–3</text:p>
          </table:table-cell>
          <table:table-cell office:value-type="string">
            <text:p>1–6</text:p>
          </table:table-cell>
          <table:table-cell office:value-type="string">
            <text:p>1–2</text:p>
          </table:table-cell>
          <table:table-cell office:value-type="string">
            <text:p>4–2</text:p>
          </table:table-cell>
          <table:table-cell table:style-name="ce3"/>
          <table:table-cell office:value-type="string">
            <text:p>2–1</text:p>
          </table:table-cell>
          <table:table-cell table:style-name="ce6" office:value-type="string">
            <text:p>1–1</text:p>
          </table:table-cell>
          <table:table-cell office:value-type="string">
            <text:p>2–1</text:p>
          </table:table-cell>
          <table:table-cell office:value-type="string">
            <text:p>3–1</text:p>
          </table:table-cell>
          <table:table-cell office:value-type="string">
            <text:p>0–2</text:p>
          </table:table-cell>
          <table:table-cell table:style-name="ce4" office:value-type="string">
            <text:p>0–1</text:p>
          </table:table-cell>
          <table:table-cell table:style-name="ce6" office:value-type="string">
            <text:p>1–1</text:p>
          </table:table-cell>
          <table:table-cell office:value-type="string">
            <text:p>2–1</text:p>
          </table:table-cell>
        </table:table-row>
        <table:table-row table:style-name="ro2">
          <table:table-cell office:value-type="string">
            <text:p><text:a xlink:href="http://en.wikipedia.org/wiki/Queens_Park_Rangers_F.C.">Queens Park Rangers</text:a></text:p>
          </table:table-cell>
          <table:table-cell table:style-name="ce5" office:value-type="string">
            <text:p>2–1</text:p>
          </table:table-cell>
          <table:table-cell office:value-type="string">
            <text:p>1–1</text:p>
          </table:table-cell>
          <table:table-cell table:style-name="ce6" office:value-type="string">
            <text:p>1–1</text:p>
          </table:table-cell>
          <table:table-cell table:style-name="ce4" office:value-type="string">
            <text:p>0–4</text:p>
          </table:table-cell>
          <table:table-cell table:style-name="ce5" office:value-type="string">
            <text:p><text:a xlink:href="http://en.wikipedia.org/wiki/West_London_derby">1–0</text:a></text:p>
          </table:table-cell>
          <table:table-cell office:value-type="string">
            <text:p>1–1</text:p>
          </table:table-cell>
          <table:table-cell table:style-name="ce4" office:value-type="string">
            <text:p><text:a xlink:href="http://en.wikipedia.org/wiki/West_London_derby">0–1</text:a></text:p>
          </table:table-cell>
          <table:table-cell office:value-type="string">
            <text:p>3–2</text:p>
          </table:table-cell>
          <table:table-cell office:value-type="string">
            <text:p>2–3</text:p>
          </table:table-cell>
          <table:table-cell office:value-type="string">
            <text:p>0–2</text:p>
          </table:table-cell>
          <table:table-cell table:style-name="ce6" office:value-type="string">
            <text:p>0–0</text:p>
          </table:table-cell>
          <table:table-cell table:style-name="ce4" office:value-type="string">
            <text:p>1–2</text:p>
          </table:table-cell>
          <table:table-cell table:style-name="ce3"/>
          <table:table-cell office:value-type="string">
            <text:p>1–0</text:p>
          </table:table-cell>
          <table:table-cell table:style-name="ce4" office:value-type="string">
            <text:p>2–3</text:p>
          </table:table-cell>
          <table:table-cell office:value-type="string">
            <text:p>3–0</text:p>
          </table:table-cell>
          <table:table-cell table:style-name="ce5" office:value-type="string">
            <text:p>1–0</text:p>
          </table:table-cell>
          <table:table-cell table:style-name="ce6" office:value-type="string">
            <text:p>1–1</text:p>
          </table:table-cell>
          <table:table-cell office:value-type="string">
            <text:p>3–1</text:p>
          </table:table-cell>
          <table:table-cell table:style-name="ce4" office:value-type="string">
            <text:p>1–2</text:p>
          </table:table-cell>
        </table:table-row>
        <table:table-row table:style-name="ro2">
          <table:table-cell office:value-type="string">
            <text:p><text:a xlink:href="http://en.wikipedia.org/wiki/Stoke_City_F.C.">Stoke City</text:a></text:p>
          </table:table-cell>
          <table:table-cell table:style-name="ce6" office:value-type="string">
            <text:p>1–1</text:p>
          </table:table-cell>
          <table:table-cell office:value-type="string">
            <text:p>0–0</text:p>
          </table:table-cell>
          <table:table-cell office:value-type="string">
            <text:p>3–1</text:p>
          </table:table-cell>
          <table:table-cell table:style-name="ce6" office:value-type="string">
            <text:p>2–2</text:p>
          </table:table-cell>
          <table:table-cell office:value-type="string">
            <text:p>0–0</text:p>
          </table:table-cell>
          <table:table-cell office:value-type="string">
            <text:p>1–1</text:p>
          </table:table-cell>
          <table:table-cell office:value-type="string">
            <text:p>2–0</text:p>
          </table:table-cell>
          <table:table-cell office:value-type="string">
            <text:p>1–0</text:p>
          </table:table-cell>
          <table:table-cell table:number-columns-repeated="2" table:style-name="ce6" office:value-type="string">
            <text:p>1–1</text:p>
          </table:table-cell>
          <table:table-cell table:style-name="ce4" office:value-type="string">
            <text:p>1–3</text:p>
          </table:table-cell>
          <table:table-cell office:value-type="string">
            <text:p>1–0</text:p>
          </table:table-cell>
          <table:table-cell table:style-name="ce4" office:value-type="string">
            <text:p>2–3</text:p>
          </table:table-cell>
          <table:table-cell table:style-name="ce3"/>
          <table:table-cell table:style-name="ce4" office:value-type="string">
            <text:p>0–1</text:p>
          </table:table-cell>
          <table:table-cell office:value-type="string">
            <text:p>2–0</text:p>
          </table:table-cell>
          <table:table-cell table:style-name="ce5" office:value-type="string">
            <text:p>2–1</text:p>
          </table:table-cell>
          <table:table-cell table:style-name="ce4" office:value-type="string">
            <text:p>1–2</text:p>
          </table:table-cell>
          <table:table-cell table:style-name="ce6" office:value-type="string">
            <text:p>2–2</text:p>
          </table:table-cell>
          <table:table-cell office:value-type="string">
            <text:p>2–1</text:p>
          </table:table-cell>
        </table:table-row>
        <table:table-row table:style-name="ro2">
          <table:table-cell office:value-type="string">
            <text:p><text:a xlink:href="http://en.wikipedia.org/wiki/Sunderland_A.F.C.">Sunderland</text:a></text:p>
          </table:table-cell>
          <table:table-cell office:value-type="string">
            <text:p>1–2</text:p>
          </table:table-cell>
          <table:table-cell office:value-type="string">
            <text:p>2–2</text:p>
          </table:table-cell>
          <table:table-cell office:value-type="string">
            <text:p>2–1</text:p>
          </table:table-cell>
          <table:table-cell table:style-name="ce6" office:value-type="string">
            <text:p>2–2</text:p>
          </table:table-cell>
          <table:table-cell table:style-name="ce4" office:value-type="string">
            <text:p>1–2</text:p>
          </table:table-cell>
          <table:table-cell office:value-type="string">
            <text:p>1–1</text:p>
          </table:table-cell>
          <table:table-cell table:style-name="ce6" office:value-type="string">
            <text:p>0–0</text:p>
          </table:table-cell>
          <table:table-cell office:value-type="string">
            <text:p>1–0</text:p>
          </table:table-cell>
          <table:table-cell table:style-name="ce5" office:value-type="string">
            <text:p>1–0</text:p>
          </table:table-cell>
          <table:table-cell office:value-type="string">
            <text:p>0–1</text:p>
          </table:table-cell>
          <table:table-cell table:style-name="ce4" office:value-type="string">
            <text:p><text:a xlink:href="http://en.wikipedia.org/wiki/Tyne–Wear_derby">0–1</text:a></text:p>
          </table:table-cell>
          <table:table-cell office:value-type="string">
            <text:p>3–0</text:p>
          </table:table-cell>
          <table:table-cell office:value-type="string">
            <text:p>3–1</text:p>
          </table:table-cell>
          <table:table-cell office:value-type="string">
            <text:p>4–0</text:p>
          </table:table-cell>
          <table:table-cell table:style-name="ce3"/>
          <table:table-cell office:value-type="string">
            <text:p>2–0</text:p>
          </table:table-cell>
          <table:table-cell table:style-name="ce6" office:value-type="string">
            <text:p>0–0</text:p>
          </table:table-cell>
          <table:table-cell table:style-name="ce6" office:value-type="string">
            <text:p>2–2</text:p>
          </table:table-cell>
          <table:table-cell table:style-name="ce4" office:value-type="string">
            <text:p>1–2</text:p>
          </table:table-cell>
          <table:table-cell table:style-name="ce6" office:value-type="string">
            <text:p>0–0</text:p>
          </table:table-cell>
        </table:table-row>
        <table:table-row table:style-name="ro2">
          <table:table-cell office:value-type="string">
            <text:p><text:a xlink:href="http://en.wikipedia.org/wiki/Swansea_City_A.F.C.">Swansea City</text:a></text:p>
          </table:table-cell>
          <table:table-cell table:style-name="ce5" office:value-type="string">
            <text:p>3–2</text:p>
          </table:table-cell>
          <table:table-cell office:value-type="string">
            <text:p>0–0</text:p>
          </table:table-cell>
          <table:table-cell office:value-type="string">
            <text:p>3–0</text:p>
          </table:table-cell>
          <table:table-cell office:value-type="string">
            <text:p>3–1</text:p>
          </table:table-cell>
          <table:table-cell office:value-type="string">
            <text:p>1–1</text:p>
          </table:table-cell>
          <table:table-cell table:style-name="ce4" office:value-type="string">
            <text:p>0–2</text:p>
          </table:table-cell>
          <table:table-cell office:value-type="string">
            <text:p>2–0</text:p>
          </table:table-cell>
          <table:table-cell office:value-type="string">
            <text:p>1–0</text:p>
          </table:table-cell>
          <table:table-cell table:style-name="ce5" office:value-type="string">
            <text:p>1–0</text:p>
          </table:table-cell>
          <table:table-cell office:value-type="string">
            <text:p>0–1</text:p>
          </table:table-cell>
          <table:table-cell table:style-name="ce4" office:value-type="string">
            <text:p>0–2</text:p>
          </table:table-cell>
          <table:table-cell table:style-name="ce4" office:value-type="string">
            <text:p>2–3</text:p>
          </table:table-cell>
          <table:table-cell table:style-name="ce6" office:value-type="string">
            <text:p>1–1</text:p>
          </table:table-cell>
          <table:table-cell office:value-type="string">
            <text:p>2–0</text:p>
          </table:table-cell>
          <table:table-cell table:style-name="ce6" office:value-type="string">
            <text:p>0–0</text:p>
          </table:table-cell>
          <table:table-cell table:style-name="ce3"/>
          <table:table-cell table:style-name="ce6" office:value-type="string">
            <text:p>1–1</text:p>
          </table:table-cell>
          <table:table-cell office:value-type="string">
            <text:p>3–0</text:p>
          </table:table-cell>
          <table:table-cell table:style-name="ce6" office:value-type="string">
            <text:p>0–0</text:p>
          </table:table-cell>
          <table:table-cell table:style-name="ce6" office:value-type="string">
            <text:p>4–4</text:p>
          </table:table-cell>
        </table:table-row>
        <table:table-row table:style-name="ro2">
          <table:table-cell office:value-type="string">
            <text:p><text:a xlink:href="http://en.wikipedia.org/wiki/Tottenham_Hotspur_F.C.">Tottenham Hotspur</text:a></text:p>
          </table:table-cell>
          <table:table-cell table:style-name="ce5" office:value-type="string">
            <text:p><text:a xlink:href="http://en.wikipedia.org/wiki/North_London_derby">2–1</text:a></text:p>
          </table:table-cell>
          <table:table-cell table:style-name="ce5" office:value-type="string">
            <text:p>2–0</text:p>
          </table:table-cell>
          <table:table-cell office:value-type="string">
            <text:p>2–0</text:p>
          </table:table-cell>
          <table:table-cell office:value-type="string">
            <text:p>3–0</text:p>
          </table:table-cell>
          <table:table-cell office:value-type="string">
            <text:p>1–1</text:p>
          </table:table-cell>
          <table:table-cell table:style-name="ce5" office:value-type="string">
            <text:p>2–0</text:p>
          </table:table-cell>
          <table:table-cell office:value-type="string">
            <text:p>2–0</text:p>
          </table:table-cell>
          <table:table-cell office:value-type="string">
            <text:p>4–0</text:p>
          </table:table-cell>
          <table:table-cell office:value-type="string">
            <text:p>1–5</text:p>
          </table:table-cell>
          <table:table-cell office:value-type="string">
            <text:p>1–3</text:p>
          </table:table-cell>
          <table:table-cell office:value-type="string">
            <text:p>5–0</text:p>
          </table:table-cell>
          <table:table-cell table:style-name="ce4" office:value-type="string">
            <text:p>1–2</text:p>
          </table:table-cell>
          <table:table-cell office:value-type="string">
            <text:p>3–1</text:p>
          </table:table-cell>
          <table:table-cell table:style-name="ce6" office:value-type="string">
            <text:p>1–1</text:p>
          </table:table-cell>
          <table:table-cell office:value-type="string">
            <text:p>1–0</text:p>
          </table:table-cell>
          <table:table-cell office:value-type="string">
            <text:p>3–1</text:p>
          </table:table-cell>
          <table:table-cell table:style-name="ce3"/>
          <table:table-cell office:value-type="string">
            <text:p>1–0</text:p>
          </table:table-cell>
          <table:table-cell office:value-type="string">
            <text:p>3–1</text:p>
          </table:table-cell>
          <table:table-cell table:style-name="ce6" office:value-type="string">
            <text:p>1–1</text:p>
          </table:table-cell>
        </table:table-row>
        <table:table-row table:style-name="ro2">
          <table:table-cell office:value-type="string">
            <text:p><text:a xlink:href="http://en.wikipedia.org/wiki/West_Bromwich_Albion_F.C.">West Bromwich Albion</text:a></text:p>
          </table:table-cell>
          <table:table-cell office:value-type="string">
            <text:p>2–3</text:p>
          </table:table-cell>
          <table:table-cell office:value-type="string">
            <text:p>0–0</text:p>
          </table:table-cell>
          <table:table-cell office:value-type="string">
            <text:p>3–0</text:p>
          </table:table-cell>
          <table:table-cell office:value-type="string">
            <text:p>2–1</text:p>
          </table:table-cell>
          <table:table-cell table:style-name="ce5" office:value-type="string">
            <text:p>1–0</text:p>
          </table:table-cell>
          <table:table-cell table:style-name="ce4" office:value-type="string">
            <text:p>0–1</text:p>
          </table:table-cell>
          <table:table-cell table:style-name="ce6" office:value-type="string">
            <text:p>0–0</text:p>
          </table:table-cell>
          <table:table-cell table:style-name="ce4" office:value-type="string">
            <text:p>0–2</text:p>
          </table:table-cell>
          <table:table-cell table:style-name="ce6" office:value-type="string">
            <text:p>0–0</text:p>
          </table:table-cell>
          <table:table-cell office:value-type="string">
            <text:p>1–2</text:p>
          </table:table-cell>
          <table:table-cell table:style-name="ce4" office:value-type="string">
            <text:p>1–3</text:p>
          </table:table-cell>
          <table:table-cell table:style-name="ce4" office:value-type="string">
            <text:p>1–2</text:p>
          </table:table-cell>
          <table:table-cell office:value-type="string">
            <text:p>1–0</text:p>
          </table:table-cell>
          <table:table-cell table:style-name="ce4" office:value-type="string">
            <text:p>0–1</text:p>
          </table:table-cell>
          <table:table-cell office:value-type="string">
            <text:p>4–0</text:p>
          </table:table-cell>
          <table:table-cell table:style-name="ce4" office:value-type="string">
            <text:p>1–2</text:p>
          </table:table-cell>
          <table:table-cell office:value-type="string">
            <text:p>1–3</text:p>
          </table:table-cell>
          <table:table-cell table:style-name="ce3"/>
          <table:table-cell table:style-name="ce4" office:value-type="string">
            <text:p>1–2</text:p>
          </table:table-cell>
          <table:table-cell office:value-type="string">
            <text:p><text:a xlink:href="http://en.wikipedia.org/wiki/Black_Country_derby">2–0</text:a></text:p>
          </table:table-cell>
        </table:table-row>
        <table:table-row table:style-name="ro2">
          <table:table-cell office:value-type="string">
            <text:p><text:a xlink:href="http://en.wikipedia.org/wiki/Wigan_Athletic_F.C.">Wigan Athletic</text:a></text:p>
          </table:table-cell>
          <table:table-cell office:value-type="string">
            <text:p>0–4</text:p>
          </table:table-cell>
          <table:table-cell office:value-type="string">
            <text:p>0–0</text:p>
          </table:table-cell>
          <table:table-cell table:style-name="ce6" office:value-type="string">
            <text:p>3–3</text:p>
          </table:table-cell>
          <table:table-cell table:style-name="ce4" office:value-type="string">
            <text:p>1–3</text:p>
          </table:table-cell>
          <table:table-cell table:number-columns-repeated="2" office:value-type="string">
            <text:p>1–1</text:p>
          </table:table-cell>
          <table:table-cell table:style-name="ce4" office:value-type="string">
            <text:p>0–2</text:p>
          </table:table-cell>
          <table:table-cell table:style-name="ce6" office:value-type="string">
            <text:p>0–0</text:p>
          </table:table-cell>
          <table:table-cell office:value-type="string">
            <text:p>0–1</text:p>
          </table:table-cell>
          <table:table-cell table:style-name="ce5" office:value-type="string">
            <text:p>1–0</text:p>
          </table:table-cell>
          <table:table-cell office:value-type="string">
            <text:p>4–0</text:p>
          </table:table-cell>
          <table:table-cell table:style-name="ce6" office:value-type="string">
            <text:p>1–1</text:p>
          </table:table-cell>
          <table:table-cell table:number-columns-repeated="2" office:value-type="string">
            <text:p>2–0</text:p>
          </table:table-cell>
          <table:table-cell table:style-name="ce4" office:value-type="string">
            <text:p>1–4</text:p>
          </table:table-cell>
          <table:table-cell table:style-name="ce4" office:value-type="string">
            <text:p>0–2</text:p>
          </table:table-cell>
          <table:table-cell office:value-type="string">
            <text:p>1–2</text:p>
          </table:table-cell>
          <table:table-cell table:style-name="ce6" office:value-type="string">
            <text:p>1–1</text:p>
          </table:table-cell>
          <table:table-cell table:style-name="ce3"/>
          <table:table-cell office:value-type="string">
            <text:p>3–2</text:p>
          </table:table-cell>
        </table:table-row>
        <table:table-row table:style-name="ro2">
          <table:table-cell office:value-type="string">
            <text:p><text:a xlink:href="http://en.wikipedia.org/wiki/Wolverhampton_Wanderers_F.C.">Wolverhampton Wanderers</text:a></text:p>
          </table:table-cell>
          <table:table-cell office:value-type="string">
            <text:p>0–3</text:p>
          </table:table-cell>
          <table:table-cell table:style-name="ce4" office:value-type="string">
            <text:p>2–3</text:p>
          </table:table-cell>
          <table:table-cell table:style-name="ce4" office:value-type="string">
            <text:p>0–2</text:p>
          </table:table-cell>
          <table:table-cell table:style-name="ce4" office:value-type="string">
            <text:p>2–3</text:p>
          </table:table-cell>
          <table:table-cell table:style-name="ce4" office:value-type="string">
            <text:p>1–2</text:p>
          </table:table-cell>
          <table:table-cell office:value-type="string">
            <text:p>0–0</text:p>
          </table:table-cell>
          <table:table-cell office:value-type="string">
            <text:p>2–0</text:p>
          </table:table-cell>
          <table:table-cell table:style-name="ce4" office:value-type="string">
            <text:p>0–3</text:p>
          </table:table-cell>
          <table:table-cell office:value-type="string">
            <text:p>0–2</text:p>
          </table:table-cell>
          <table:table-cell office:value-type="string">
            <text:p>0–5</text:p>
          </table:table-cell>
          <table:table-cell table:style-name="ce4" office:value-type="string">
            <text:p>1–2</text:p>
          </table:table-cell>
          <table:table-cell table:style-name="ce6" office:value-type="string">
            <text:p>2–2</text:p>
          </table:table-cell>
          <table:table-cell table:style-name="ce4" office:value-type="string">
            <text:p>0–3</text:p>
          </table:table-cell>
          <table:table-cell table:style-name="ce4" office:value-type="string">
            <text:p>1–2</text:p>
          </table:table-cell>
          <table:table-cell office:value-type="string">
            <text:p>2–1</text:p>
          </table:table-cell>
          <table:table-cell table:style-name="ce6" office:value-type="string">
            <text:p>2–2</text:p>
          </table:table-cell>
          <table:table-cell office:value-type="string">
            <text:p>0–2</text:p>
          </table:table-cell>
          <table:table-cell table:style-name="ce4" office:value-type="string">
            <text:p><text:a xlink:href="http://en.wikipedia.org/wiki/Black_Country_derby">1–5</text:a></text:p>
          </table:table-cell>
          <table:table-cell office:value-type="string">
            <text:p>3–1</text:p>
          </table:table-cell>
          <table:table-cell table:style-name="Default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3/14/2013</text:date>, <text:time>22:2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dith Ramirez</meta:initial-creator>
    <meta:creation-date>2013-03-14T22:27:26</meta:creation-date>
    <dc:date>2013-03-14T22:28:16</dc:date>
    <dc:creator>Judith Ramirez</dc:creator>
    <meta:editing-duration>PT50S</meta:editing-duration>
    <meta:editing-cycles>1</meta:editing-cycles>
    <meta:document-statistic meta:table-count="3" meta:cell-count="422" meta:object-count="0"/>
    <meta:generator>LibreOffice/3.4$Linux LibreOffice_project/340m1$Build-402</meta:generator>
  </office:meta>
</office:document-meta>
</file>